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BAC1E53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9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6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18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20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1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ec031" fo:background-color="transparent" loext:char-shading-value="0"/>
    </style:style>
    <style:style style:name="T3" style:family="text">
      <style:text-properties officeooo:rsid="0034adb8" fo:background-color="transparent" loext:char-shading-value="0"/>
    </style:style>
    <style:style style:name="T4" style:family="text">
      <style:text-properties officeooo:rsid="0036511a" fo:background-color="transparent" loext:char-shading-value="0"/>
    </style:style>
    <style:style style:name="T5" style:family="text">
      <style:text-properties officeooo:rsid="001db107"/>
    </style:style>
    <style:style style:name="T6" style:family="text">
      <style:text-properties officeooo:rsid="001b9215"/>
    </style:style>
    <style:style style:name="T7" style:family="text">
      <style:text-properties officeooo:rsid="001c0c9d"/>
    </style:style>
    <style:style style:name="T8" style:family="text">
      <style:text-properties officeooo:rsid="002177b1"/>
    </style:style>
    <style:style style:name="T9" style:family="text">
      <style:text-properties officeooo:rsid="00255cb2"/>
    </style:style>
    <style:style style:name="T10" style:family="text">
      <style:text-properties officeooo:rsid="002b6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0"><text:tab/>Electronics:<text:tab/>Mini-RAMB<text:span text:style-name="T1">o 1.</text:span><text:span text:style-name="T4">3a</text:span></text:p>
      <text:p text:style-name="P13">Firmware: <text:s/><text:tab/><text:span text:style-name="T1">Marlin for Mini 201</text:span><text:span text:style-name="T2">5</text:span><text:span text:style-name="T1">-Q</text:span><text:span text:style-name="T3">4</text:span></text:p>
      <text:p text:style-name="P13">Nozzle:<text:tab/><text:span text:style-name="T1">0.5mm diameter nozzle</text:span></text:p>
      <text:p text:style-name="P14">Setting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Stepper Motor</text:p>
          </table:table-cell>
          <table:table-cell table:style-name="Table1.A1" office:value-type="string">
            <text:p text:style-name="P7">Steps/mm</text:p>
          </table:table-cell>
          <table:table-cell table:style-name="Table1.A1" office:value-type="string">
            <text:p text:style-name="P15">Max Length</text:p>
          </table:table-cell>
          <table:table-cell table:style-name="Table1.A1" office:value-type="string">
            <text:p text:style-name="P15">Microstep Mode</text:p>
          </table:table-cell>
          <table:table-cell table:style-name="Table1.E1" office:value-type="string">
            <text:p text:style-name="P7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6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6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6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7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1265163855125759757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7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0"/>
      <text:p text:style-name="P2">Y Axis:</text:p>
      <text:p text:style-name="P2"/>
      <text:list xml:id="list124307064655794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7">on</text:span> the y-idler by the bearings?</text:p>
        </text:list-item>
        <text:list-item>
          <text:p text:style-name="P22"><text:span text:style-name="T10">Are</text:span> the Y pulley <text:span text:style-name="T10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21"><text:line-break/></text:p>
      <text:p text:style-name="P21"><text:line-break/><text:soft-page-break/>X Axis:</text:p>
      <text:p text:style-name="P2"/>
      <text:list xml:id="list124306377486572" text:continue-numbering="true" text:style-name="WW8Num1">
        <text:list-item>
          <text:p text:style-name="P26"><text:span text:style-name="T10">Are</text:span> the <text:span text:style-name="T10">X</text:span> pulley <text:span text:style-name="T10">set screws tight with one aligned with the flat on the motor shaft?</text:span></text:p>
        </text:list-item>
        <text:list-item>
          <text:p text:style-name="P27">Does the <text:span text:style-name="T7">X</text:span> belt rub <text:span text:style-name="T7">on</text:span> the <text:span text:style-name="T7">x</text:span>-idler by the bearings?</text:p>
        </text:list-item>
        <text:list-item>
          <text:p text:style-name="P27">Does the <text:span text:style-name="T7">X</text:span> belt rub <text:span text:style-name="T7">on</text:span> the <text:span text:style-name="T7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0"/>
      <text:p text:style-name="P2">Z Axis:</text:p>
      <text:p text:style-name="P2"/>
      <text:list xml:id="list124306071479703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124305673774042" text:continue-numbering="true" text:style-name="WW8Num1">
        <text:list-item>
          <text:p text:style-name="P29">Are the extruder springs set to <text:span text:style-name="T9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24306663577225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1"/>
      <text:p text:style-name="P18">Test and Verification Results:</text:p>
      <text:p text:style-name="P18"/>
      <text:list xml:id="list124305749238973" text:continue-numbering="true" text:style-name="WW8Num1">
        <text:list-item>
          <text:p text:style-name="P22">Verify case fan is running.</text:p>
        </text:list-item>
        <text:list-item>
          <text:p text:style-name="P22">Verify extruder blower is running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6">Oc</text:span>topus*) successful.</text:p>
        </text:list-item>
        <text:list-item>
          <text:p text:style-name="P20">Print head moved to shipping position.</text:p>
        </text:list-item>
      </text:list>
      <text:p text:style-name="P2"/>
      <text:p text:style-name="P9"/>
      <text:p text:style-name="P9"/>
      <text:p text:style-name="P9"/>
      <text:p text:style-name="P12">*<text:span text:style-name="T5">Oct</text:span>opus by <text:span text:style-name="T8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165in" svg:y="-0.489in" svg:width="1.0472in" svg:height="1.4181in" draw:z-index="3"><draw:image xlink:href="../../shared-j/Documents/Creative/logos_and_brand_guidelines/LulzBot_Logo_(R)/High_Res_Raster/Logo_mini_QAR.jp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C1E53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09-28T12:43:05.261644487</dc:date>
    <meta:editing-duration>PT9H36M11S</meta:editing-duration>
    <meta:editing-cycles>50</meta:editing-cycles>
    <meta:generator>LibreOffice/4.3.3.2$Linux_X86_64 LibreOffice_project/430m0$Build-2</meta:generator>
    <meta:print-date>2015-04-27T14:20:24.822222150</meta:print-date>
    <meta:printed-by>aleph </meta:printed-by>
    <dc:creator>Aleph User</dc:creator>
    <meta:document-statistic meta:table-count="2" meta:image-count="2" meta:object-count="0" meta:page-count="2" meta:paragraph-count="89" meta:word-count="508" meta:character-count="2640" meta:non-whitespace-character-count="2251"/>
  </office:meta>
</office:document-meta>
</file>